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2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>
      <style:table-cell-properties fo:background-color="#dddddd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table:number-columns-spanned="2" table:number-rows-spanned="1">
            <text:p>Html = 16px</text:p>
          </table:table-cell>
          <table:covered-table-cell table:style-name="ce3"/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>
            <text:p>px</text:p>
          </table:table-cell>
          <table:table-cell table:style-name="ce2" office:value-type="string">
            <text:p>r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8">
            <text:p>8</text:p>
          </table:table-cell>
          <table:table-cell table:style-name="ce6" table:formula="of:=[.B5]/16" office:value-type="float" office:value="0.5">
            <text:p>0,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formula="of:=[.B6]/16" office:value-type="float" office:value="0.5625">
            <text:p>0,562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10">
            <text:p>10</text:p>
          </table:table-cell>
          <table:table-cell table:style-name="ce8" table:formula="of:=[.B7]/16" office:value-type="float" office:value="0.625">
            <text:p>0,62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formula="of:=[.B8]/16" office:value-type="float" office:value="0.6875">
            <text:p>0,687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12">
            <text:p>12</text:p>
          </table:table-cell>
          <table:table-cell table:style-name="ce9" table:formula="of:=[.B9]/16" office:value-type="float" office:value="0.75">
            <text:p>0,7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formula="of:=[.B10]/16" office:value-type="float" office:value="0.8125">
            <text:p>0,812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14">
            <text:p>14</text:p>
          </table:table-cell>
          <table:table-cell table:style-name="ce8" table:formula="of:=[.B11]/16" office:value-type="float" office:value="0.875">
            <text:p>0,87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formula="of:=[.B12]/16" office:value-type="float" office:value="0.9375">
            <text:p>0,937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16">
            <text:p>16</text:p>
          </table:table-cell>
          <table:table-cell table:style-name="ce10" table:formula="of:=[.B13]/16" office:value-type="float" office:value="1">
            <text:p>1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17">
            <text:p>17</text:p>
          </table:table-cell>
          <table:table-cell table:formula="of:=[.B14]/16" office:value-type="float" office:value="1.0625">
            <text:p>1,062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18">
            <text:p>18</text:p>
          </table:table-cell>
          <table:table-cell table:style-name="ce8" table:formula="of:=[.B15]/16" office:value-type="float" office:value="1.125">
            <text:p>1,12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19">
            <text:p>19</text:p>
          </table:table-cell>
          <table:table-cell table:formula="of:=[.B16]/16" office:value-type="float" office:value="1.1875">
            <text:p>1,187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20">
            <text:p>20</text:p>
          </table:table-cell>
          <table:table-cell table:style-name="ce9" table:formula="of:=[.B17]/16" office:value-type="float" office:value="1.25">
            <text:p>1,2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21">
            <text:p>21</text:p>
          </table:table-cell>
          <table:table-cell table:formula="of:=[.B18]/16" office:value-type="float" office:value="1.3125">
            <text:p>1,312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22">
            <text:p>22</text:p>
          </table:table-cell>
          <table:table-cell table:style-name="ce8" table:formula="of:=[.B19]/16" office:value-type="float" office:value="1.375">
            <text:p>1,37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23">
            <text:p>23</text:p>
          </table:table-cell>
          <table:table-cell table:formula="of:=[.B20]/16" office:value-type="float" office:value="1.4375">
            <text:p>1,437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24">
            <text:p>24</text:p>
          </table:table-cell>
          <table:table-cell table:style-name="ce6" table:formula="of:=[.B21]/16" office:value-type="float" office:value="1.5">
            <text:p>1,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25">
            <text:p>25</text:p>
          </table:table-cell>
          <table:table-cell table:formula="of:=[.B22]/16" office:value-type="float" office:value="1.5625">
            <text:p>1,562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26">
            <text:p>26</text:p>
          </table:table-cell>
          <table:table-cell table:style-name="ce8" table:formula="of:=[.B23]/16" office:value-type="float" office:value="1.625">
            <text:p>1,62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27">
            <text:p>27</text:p>
          </table:table-cell>
          <table:table-cell table:formula="of:=[.B24]/16" office:value-type="float" office:value="1.6875">
            <text:p>1,687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28">
            <text:p>28</text:p>
          </table:table-cell>
          <table:table-cell table:style-name="ce9" table:formula="of:=[.B25]/16" office:value-type="float" office:value="1.75">
            <text:p>1,7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29">
            <text:p>29</text:p>
          </table:table-cell>
          <table:table-cell table:formula="of:=[.B26]/16" office:value-type="float" office:value="1.8125">
            <text:p>1,812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30">
            <text:p>30</text:p>
          </table:table-cell>
          <table:table-cell table:style-name="ce8" table:formula="of:=[.B27]/16" office:value-type="float" office:value="1.875">
            <text:p>1,87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31">
            <text:p>31</text:p>
          </table:table-cell>
          <table:table-cell table:formula="of:=[.B28]/16" office:value-type="float" office:value="1.9375">
            <text:p>1,937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32">
            <text:p>32</text:p>
          </table:table-cell>
          <table:table-cell table:style-name="ce10" table:formula="of:=[.B29]/16" office:value-type="float" office:value="2">
            <text:p>2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33">
            <text:p>33</text:p>
          </table:table-cell>
          <table:table-cell table:formula="of:=[.B30]/16" office:value-type="float" office:value="2.0625">
            <text:p>2,062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34">
            <text:p>34</text:p>
          </table:table-cell>
          <table:table-cell table:style-name="ce8" table:formula="of:=[.B31]/16" office:value-type="float" office:value="2.125">
            <text:p>2,12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35">
            <text:p>35</text:p>
          </table:table-cell>
          <table:table-cell table:formula="of:=[.B32]/16" office:value-type="float" office:value="2.1875">
            <text:p>2,187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36">
            <text:p>36</text:p>
          </table:table-cell>
          <table:table-cell table:style-name="ce9" table:formula="of:=[.B33]/16" office:value-type="float" office:value="2.25">
            <text:p>2,2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37">
            <text:p>37</text:p>
          </table:table-cell>
          <table:table-cell table:formula="of:=[.B34]/16" office:value-type="float" office:value="2.3125">
            <text:p>2,312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38">
            <text:p>38</text:p>
          </table:table-cell>
          <table:table-cell table:style-name="ce8" table:formula="of:=[.B35]/16" office:value-type="float" office:value="2.375">
            <text:p>2,375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5" office:value-type="float" office:value="39">
            <text:p>39</text:p>
          </table:table-cell>
          <table:table-cell table:formula="of:=[.B36]/16" office:value-type="float" office:value="2.4375">
            <text:p>2,437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float" office:value="40">
            <text:p>40</text:p>
          </table:table-cell>
          <table:table-cell table:style-name="ce6" table:formula="of:=[.B37]/16" office:value-type="float" office:value="2.5">
            <text:p>2,5</text:p>
          </table:table-cell>
          <table:table-cell table:style-name="ce1"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.02.2018</text:date>, <text:time>09:1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S</meta:editing-duration>
    <meta:editing-cycles>3</meta:editing-cycles>
    <meta:generator>OpenOffice/4.1.2$Win32 OpenOffice.org_project/412m3$Build-9782</meta:generator>
    <dc:date>2018-02-02T09:17:28.50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